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 Bold1" svg:font-family="'Arial Bold'"/>
    <style:font-face style:name="Lucida Grande" svg:font-family="'Lucida Grande'" style:font-family-generic="roman"/>
    <style:font-face style:name="System Font Regular" svg:font-family="'System Font Regular'" style:font-family-generic="roman"/>
    <style:font-face style:name="Times" svg:font-family="Times" style:font-family-generic="roman"/>
    <style:font-face style:name="Tipo de letra del sistema Fina" svg:font-family="'Tipo de letra del sistema Fina'" style:font-family-generic="roman"/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ree_20_Form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NZ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/>
      <style:text-properties officeooo:paragraph-rsid="002c7445"/>
    </style:style>
    <style:style style:name="P4" style:family="paragraph" style:parent-style-name="Standard">
      <style:paragraph-properties fo:margin-top="0cm" fo:margin-bottom="0cm" style:contextual-spacing="false"/>
      <style:text-properties style:font-name="Arial Bold" fo:font-size="11pt" fo:language="en" fo:country="US" officeooo:rsid="002c7445" officeooo:paragraph-rsid="00302952" style:font-name-asian="ヒラギノ角ゴ Pro W3" style:font-size-asian="11pt" style:font-name-complex="Arial Bold"/>
    </style:style>
    <style:style style:name="P5" style:family="paragraph" style:parent-style-name="Standard">
      <style:paragraph-properties fo:margin-top="0cm" fo:margin-bottom="0cm" style:contextual-spacing="false"/>
      <style:text-properties style:font-name="Arial Bold" fo:font-size="11pt" fo:language="en" fo:country="US" officeooo:paragraph-rsid="003159dc" style:font-name-asian="ヒラギノ角ゴ Pro W3" style:font-size-asian="11pt" style:font-name-complex="Arial Bold"/>
    </style:style>
    <style:style style:name="P6" style:family="paragraph" style:parent-style-name="Standard">
      <style:paragraph-properties fo:margin-top="0cm" fo:margin-bottom="0cm" style:contextual-spacing="false"/>
      <style:text-properties fo:color="#000000" style:font-name="Arial Bold1" fo:font-size="11pt" fo:language="en" fo:country="GB" style:font-name-asian="ヒラギノ角ゴ Pro W3" style:font-size-asian="11pt" style:font-name-complex="Arial"/>
    </style:style>
    <style:style style:name="P7" style:family="paragraph" style:parent-style-name="Standard">
      <style:paragraph-properties fo:margin-top="0cm" fo:margin-bottom="0cm" style:contextual-spacing="false"/>
      <style:text-properties fo:color="#000000" style:font-name="Arial Bold1" fo:font-size="11pt" fo:language="en" fo:country="US" style:text-underline-style="solid" style:text-underline-width="auto" style:text-underline-color="font-color" style:font-name-asian="ヒラギノ角ゴ Pro W3" style:font-size-asian="11pt" style:font-name-complex="Arial Bold"/>
    </style:style>
    <style:style style:name="P8" style:family="paragraph" style:parent-style-name="Standard">
      <style:paragraph-properties fo:margin-top="0cm" fo:margin-bottom="0cm" style:contextual-spacing="false"/>
      <style:text-properties fo:color="#000000" style:font-name="Arial Bold1" fo:font-size="11pt" fo:language="en" fo:country="US" style:font-name-asian="ヒラギノ角ゴ Pro W3" style:font-size-asian="11pt" style:font-name-complex="Arial Bold"/>
    </style:style>
    <style:style style:name="P9" style:family="paragraph" style:parent-style-name="Standard">
      <style:paragraph-properties fo:margin-top="0cm" fo:margin-bottom="0cm" style:contextual-spacing="false"/>
      <style:text-properties fo:color="#000000" style:font-name="Arial Bold1" fo:font-size="11pt" fo:language="en" fo:country="US" style:font-name-asian="ヒラギノ角ゴ Pro W3" style:font-size-asian="11pt" style:font-name-complex="Arial"/>
    </style:style>
    <style:style style:name="P10" style:family="paragraph" style:parent-style-name="Standard">
      <style:paragraph-properties fo:margin-top="0cm" fo:margin-bottom="0cm" style:contextual-spacing="false"/>
      <style:text-properties fo:color="#000000" style:font-name="Arial Bold1" fo:font-size="11pt" fo:language="en" fo:country="US" officeooo:rsid="002cad82" officeooo:paragraph-rsid="002cad82" style:font-name-asian="ヒラギノ角ゴ Pro W3" style:font-size-asian="11pt" style:font-name-complex="Arial"/>
    </style:style>
    <style:style style:name="P11" style:family="paragraph" style:parent-style-name="Standard">
      <style:paragraph-properties fo:margin-top="0cm" fo:margin-bottom="0cm" style:contextual-spacing="false"/>
      <style:text-properties fo:color="#000000" style:font-name="Arial Bold1" fo:font-size="8pt" fo:language="en" fo:country="US" style:font-name-asian="ヒラギノ角ゴ Pro W3" style:font-size-asian="8pt" style:font-name-complex="Arial"/>
    </style:style>
    <style:style style:name="P12" style:family="paragraph" style:parent-style-name="Standard">
      <style:paragraph-properties fo:margin-top="0cm" fo:margin-bottom="0cm" style:contextual-spacing="false"/>
      <style:text-properties fo:color="#000000" style:font-name="Arial Bold1" fo:font-size="14pt" fo:language="en" fo:country="US" fo:font-weight="bold" style:font-name-asian="ヒラギノ角ゴ Pro W3" style:font-size-asian="14pt" style:font-weight-asian="bold" style:font-name-complex="Tipo de letra del sistema Fina"/>
    </style:style>
    <style:style style:name="P13" style:family="paragraph" style:parent-style-name="Standard">
      <style:paragraph-properties fo:margin-top="0cm" fo:margin-bottom="0cm" style:contextual-spacing="false"/>
      <style:text-properties style:font-name="Arial Bold1"/>
    </style:style>
    <style:style style:name="P14" style:family="paragraph" style:parent-style-name="Standard">
      <style:paragraph-properties fo:margin-top="0cm" fo:margin-bottom="0cm" style:contextual-spacing="false"/>
      <style:text-properties style:font-name="Arial Bold1" fo:font-size="14pt" fo:language="en" fo:country="US" fo:font-weight="normal" style:letter-kerning="true" style:font-name-asian="ヒラギノ角ゴ Pro W3" style:font-size-asian="14pt" style:font-weight-asian="normal" style:font-name-complex="Tipo de letra del sistema Fina" style:font-weight-complex="normal"/>
    </style:style>
    <style:style style:name="P15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style:font-name-asian="ヒラギノ角ゴ Pro W3" style:font-size-asian="11pt" style:font-name-complex="Arial Bold"/>
    </style:style>
    <style:style style:name="P16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2c7445" style:font-name-asian="ヒラギノ角ゴ Pro W3" style:font-size-asian="11pt" style:font-name-complex="Arial Bold"/>
    </style:style>
    <style:style style:name="P17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302952" style:font-name-asian="ヒラギノ角ゴ Pro W3" style:font-size-asian="11pt" style:font-name-complex="Arial Bold"/>
    </style:style>
    <style:style style:name="P18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42dd42" style:font-name-asian="ヒラギノ角ゴ Pro W3" style:font-size-asian="11pt" style:font-name-complex="Arial Bold"/>
    </style:style>
    <style:style style:name="P19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style:font-name-asian="ヒラギノ角ゴ Pro W3" style:font-size-asian="11pt" style:font-name-complex="Arial"/>
    </style:style>
    <style:style style:name="P20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302952" style:font-name-asian="ヒラギノ角ゴ Pro W3" style:font-size-asian="11pt" style:font-name-complex="Arial"/>
    </style:style>
    <style:style style:name="P21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365135" style:font-name-asian="ヒラギノ角ゴ Pro W3" style:font-size-asian="11pt" style:font-name-complex="Arial"/>
    </style:style>
    <style:style style:name="P22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36aff2" style:font-name-asian="ヒラギノ角ゴ Pro W3" style:font-size-asian="11pt" style:font-name-complex="Arial"/>
    </style:style>
    <style:style style:name="P23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399e3a" style:font-name-asian="ヒラギノ角ゴ Pro W3" style:font-size-asian="11pt" style:font-name-complex="Arial"/>
    </style:style>
    <style:style style:name="P24" style:family="paragraph" style:parent-style-name="Standard">
      <style:paragraph-properties fo:margin-top="0cm" fo:margin-bottom="0cm" style:contextual-spacing="false"/>
      <style:text-properties style:font-name="Arial Bold1" fo:font-size="18pt" fo:language="en" fo:country="US" style:text-underline-style="solid" style:text-underline-width="auto" style:text-underline-color="font-color" style:font-name-asian="ヒラギノ角ゴ Pro W3" style:font-size-asian="18pt" style:font-name-complex="Arial Bold"/>
    </style:style>
    <style:style style:name="P25" style:family="paragraph" style:parent-style-name="Standard">
      <style:paragraph-properties fo:margin-top="0cm" fo:margin-bottom="0cm" style:contextual-spacing="false" fo:line-height="150%"/>
      <style:text-properties style:font-name="Arial Bold1" fo:font-size="18pt" style:letter-kerning="true" style:font-name-asian="ヒラギノ角ゴ Pro W3" style:font-size-asian="18pt" style:font-name-complex="Arial Bold"/>
    </style:style>
    <style:style style:name="P26" style:family="paragraph" style:parent-style-name="Standard">
      <style:paragraph-properties fo:margin-top="0cm" fo:margin-bottom="0cm" style:contextual-spacing="false"/>
      <style:text-properties style:font-name="Arial Bold1" fo:language="en" fo:country="US" style:font-name-asian="ヒラギノ角ゴ Pro W3" style:font-name-complex="Arial"/>
    </style:style>
    <style:style style:name="P27" style:family="paragraph" style:parent-style-name="Standard">
      <style:paragraph-properties fo:margin-top="0cm" fo:margin-bottom="0cm" style:contextual-spacing="false"/>
      <style:text-properties style:font-name="Arial Bold1" fo:language="en" fo:country="US" officeooo:rsid="0037a738" officeooo:paragraph-rsid="0037a738" style:font-name-asian="ヒラギノ角ゴ Pro W3" style:font-name-complex="Arial"/>
    </style:style>
    <style:style style:name="P28" style:family="paragraph" style:parent-style-name="Standard">
      <style:paragraph-properties fo:margin-top="0cm" fo:margin-bottom="0cm" style:contextual-spacing="false"/>
      <style:text-properties officeooo:paragraph-rsid="0034c770"/>
    </style:style>
    <style:style style:name="P29" style:family="paragraph" style:parent-style-name="Standard">
      <style:paragraph-properties fo:margin-top="0cm" fo:margin-bottom="0cm" style:contextual-spacing="false"/>
      <style:text-properties officeooo:paragraph-rsid="00365135"/>
    </style:style>
    <style:style style:name="P30" style:family="paragraph" style:parent-style-name="Standard">
      <style:paragraph-properties fo:margin-top="0cm" fo:margin-bottom="0cm" style:contextual-spacing="false"/>
      <style:text-properties officeooo:paragraph-rsid="0037a738"/>
    </style:style>
    <style:style style:name="P31" style:family="paragraph" style:parent-style-name="Standard">
      <style:paragraph-properties fo:margin-top="0cm" fo:margin-bottom="0cm" style:contextual-spacing="false"/>
      <style:text-properties fo:color="#722cfd" style:font-name="Arial Bold1" fo:font-size="12pt" fo:language="en" fo:country="US" fo:font-weight="bold" style:font-name-asian="ヒラギノ角ゴ Pro W3" style:font-size-asian="12pt" style:font-weight-asian="bold" style:font-name-complex="Tipo de letra del sistema Fina"/>
    </style:style>
    <style:style style:name="P32" style:family="paragraph" style:parent-style-name="Standard">
      <style:paragraph-properties fo:line-height="100%"/>
      <style:text-properties fo:color="#000000" style:font-name="Arial Bold1" fo:font-size="11pt" fo:language="en" fo:country="US" style:text-underline-style="solid" style:text-underline-width="auto" style:text-underline-color="font-color" style:font-name-asian="ヒラギノ角ゴ Pro W3" style:font-size-asian="11pt" style:font-name-complex="Arial Bold"/>
    </style:style>
    <style:style style:name="P33" style:family="paragraph" style:parent-style-name="Standard">
      <style:paragraph-properties fo:line-height="100%"/>
      <style:text-properties fo:color="#000000" style:font-name="Arial Bold1" fo:font-size="8pt" fo:language="en" fo:country="US" style:text-underline-style="solid" style:text-underline-width="auto" style:text-underline-color="font-color" style:font-name-asian="ヒラギノ角ゴ Pro W3" style:font-size-asian="8pt" style:font-name-complex="Arial Bold"/>
    </style:style>
    <style:style style:name="P34" style:family="paragraph" style:parent-style-name="Standard">
      <style:paragraph-properties fo:line-height="100%"/>
      <style:text-properties style:font-name="Arial Bold1" fo:font-size="18pt" fo:language="en" fo:country="US" style:text-underline-style="solid" style:text-underline-width="auto" style:text-underline-color="font-color" style:font-name-asian="ヒラギノ角ゴ Pro W3" style:font-size-asian="18pt" style:font-name-complex="Arial Bold"/>
    </style:style>
    <style:style style:name="P35" style:family="paragraph" style:parent-style-name="Standard">
      <style:paragraph-properties fo:line-height="100%"/>
      <style:text-properties style:font-name="Arial Bold1" fo:font-size="11pt" fo:language="en" fo:country="US" officeooo:paragraph-rsid="0029d445" style:font-name-asian="ヒラギノ角ゴ Pro W3" style:font-size-asian="11pt" style:font-name-complex="Arial"/>
    </style:style>
    <style:style style:name="P36" style:family="paragraph" style:parent-style-name="Standard">
      <style:paragraph-properties fo:line-height="100%"/>
      <style:text-properties style:font-name="Arial Bold1" fo:font-size="11pt" fo:language="en" fo:country="US" officeooo:paragraph-rsid="002694fb" style:font-name-asian="ヒラギノ角ゴ Pro W3" style:font-size-asian="11pt" style:font-name-complex="Arial"/>
    </style:style>
    <style:style style:name="P37" style:family="paragraph" style:parent-style-name="Standard">
      <style:paragraph-properties fo:line-height="100%"/>
      <style:text-properties style:font-name="Arial Bold1" fo:font-size="11pt" fo:language="en" fo:country="US" officeooo:paragraph-rsid="002f888e" style:font-name-asian="ヒラギノ角ゴ Pro W3" style:font-size-asian="11pt" style:font-name-complex="Arial"/>
    </style:style>
    <style:style style:name="P38" style:family="paragraph" style:parent-style-name="Standard">
      <style:paragraph-properties fo:line-height="100%"/>
      <style:text-properties style:font-name="Arial Bold1" fo:font-size="11pt" fo:language="en" fo:country="US" officeooo:rsid="002694fb" officeooo:paragraph-rsid="002694fb" style:font-name-asian="ヒラギノ角ゴ Pro W3" style:font-size-asian="11pt" style:font-name-complex="Arial"/>
    </style:style>
    <style:style style:name="P39" style:family="paragraph" style:parent-style-name="Free_20_Form">
      <style:paragraph-properties fo:margin-left="0cm" fo:margin-right="0cm" fo:margin-top="0cm" fo:margin-bottom="0cm" style:contextual-spacing="false" fo:text-indent="0cm" style:auto-text-indent="false"/>
      <style:text-properties style:font-name="Arial Bold1" fo:font-size="9pt" fo:language="en" fo:country="US" style:font-name-asian="ヒラギノ角ゴ Pro W3" style:font-size-asian="7.84999990463257pt" style:font-name-complex="Arial Bold" style:font-size-complex="9pt"/>
    </style:style>
    <style:style style:name="P40" style:family="paragraph" style:parent-style-name="Free_20_Form">
      <style:paragraph-properties fo:margin-top="0cm" fo:margin-bottom="0.212cm" style:contextual-spacing="false"/>
      <style:text-properties style:font-name="Arial Bold1" fo:font-size="18pt" fo:language="en" fo:country="US" style:letter-kerning="true" style:font-name-asian="ヒラギノ角ゴ Pro W3" style:font-size-asian="18pt" style:font-name-complex="Arial"/>
    </style:style>
    <style:style style:name="P41" style:family="paragraph" style:parent-style-name="Free_20_Form">
      <style:paragraph-properties fo:margin-top="0cm" fo:margin-bottom="0.212cm" style:contextual-spacing="false"/>
      <style:text-properties style:font-name="Arial Bold1" fo:font-size="18pt" fo:language="en" fo:country="US" style:font-name-asian="ヒラギノ角ゴ Pro W3" style:font-size-asian="18pt" style:font-name-complex="Arial Bold"/>
    </style:style>
    <style:style style:name="P42" style:family="paragraph" style:parent-style-name="Free_20_Form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1.27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43" style:family="paragraph" style:parent-style-name="Standard" style:master-page-name="Standard">
      <style:paragraph-properties style:page-number="auto"/>
      <style:text-properties style:font-name="Arial Bold1" fo:font-size="24pt" fo:language="en" fo:country="US" style:font-name-asian="ヒラギノ角ゴ Pro W3" style:font-size-asian="24pt" style:font-name-complex="Arial Bold"/>
    </style:style>
    <style:style style:name="P44" style:family="paragraph" style:parent-style-name="Standard" style:list-style-name="WW8Num2">
      <style:paragraph-properties fo:margin-left="0cm" fo:margin-right="0cm" fo:margin-top="0cm" fo:margin-bottom="0cm" style:contextual-spacing="false" fo:text-indent="0cm" style:auto-text-indent="false"/>
      <style:text-properties style:font-name="Arial Bold1" fo:font-size="11pt" fo:language="en" fo:country="US" officeooo:rsid="0042dd42" officeooo:paragraph-rsid="0042dd42" style:font-name-asian="ヒラギノ角ゴ Pro W3" style:font-size-asian="11pt" style:font-name-complex="Arial"/>
    </style:style>
    <style:style style:name="P45" style:family="paragraph" style:parent-style-name="Standard" style:list-style-name="WW8Num2">
      <style:paragraph-properties fo:margin-left="0cm" fo:margin-right="0cm" fo:margin-top="0cm" fo:margin-bottom="0cm" style:contextual-spacing="false" fo:text-indent="0cm" style:auto-text-indent="false"/>
      <style:text-properties style:font-name="Arial Bold1" fo:font-size="11pt" fo:language="en" fo:country="US" style:font-name-asian="ヒラギノ角ゴ Pro W3" style:font-size-asian="11pt" style:font-name-complex="Arial"/>
    </style:style>
    <style:style style:name="P46" style:family="paragraph" style:parent-style-name="Standard" style:list-style-name="WW8Num2">
      <style:paragraph-properties fo:margin-left="0cm" fo:margin-right="0cm" fo:margin-top="0cm" fo:margin-bottom="0cm" style:contextual-spacing="false" fo:text-indent="0cm" style:auto-text-indent="false"/>
      <style:text-properties style:font-name="Arial Bold1" fo:font-size="11pt" fo:language="en" fo:country="US" officeooo:paragraph-rsid="0042dd42" style:font-name-asian="ヒラギノ角ゴ Pro W3" style:font-size-asian="11pt" style:font-name-complex="Arial"/>
    </style:style>
    <style:style style:name="P47" style:family="paragraph" style:parent-style-name="Standard" style:list-style-name="WW8Num2">
      <style:paragraph-properties fo:margin-left="0cm" fo:margin-right="0cm" fo:margin-top="0cm" fo:margin-bottom="0cm" style:contextual-spacing="false" fo:text-indent="0cm" style:auto-text-indent="false"/>
      <style:text-properties style:font-name="Arial Bold1" fo:font-size="11pt" fo:language="en" fo:country="US" officeooo:rsid="004f2977" officeooo:paragraph-rsid="004f2977" style:font-name-asian="ヒラギノ角ゴ Pro W3" style:font-size-asian="11pt" style:font-name-complex="Arial"/>
    </style:style>
    <style:style style:name="P48" style:family="paragraph" style:parent-style-name="Standard" style:list-style-name="WW8Num2">
      <style:paragraph-properties fo:margin-left="0cm" fo:margin-right="0cm" fo:margin-top="0cm" fo:margin-bottom="0cm" style:contextual-spacing="false" fo:text-indent="0cm" style:auto-text-indent="false"/>
      <style:text-properties style:font-name="Arial Bold1" style:letter-kerning="true" style:font-name-asian="ヒラギノ角ゴ Pro W3" style:font-name-complex="Arial"/>
    </style:style>
    <style:style style:name="P49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rsid="002efe1c" officeooo:paragraph-rsid="0054407b" style:font-name-asian="ヒラギノ角ゴ Pro W3" style:font-size-asian="11pt" style:font-name-complex="Arial Bold"/>
    </style:style>
    <style:style style:name="P50" style:family="paragraph" style:parent-style-name="Standard">
      <style:paragraph-properties fo:margin-top="0cm" fo:margin-bottom="0cm" style:contextual-spacing="false"/>
      <style:text-properties fo:color="#b80047" style:font-name="Arial Bold1" fo:font-size="11pt" fo:language="en" fo:country="US" style:font-name-asian="ヒラギノ角ゴ Pro W3" style:font-size-asian="11pt" style:font-name-complex="Arial Bold"/>
    </style:style>
    <style:style style:name="P51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0.882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2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0.882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4cbfe1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3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0.882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46c3a8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4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0.882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501fd9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5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orphans="2" fo:widows="2" fo:hyphenation-ladder-count="no-limit" fo:text-indent="-0.882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rsid="003cb06f" officeooo:paragraph-rsid="004bb187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6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orphans="2" fo:widows="2" fo:hyphenation-ladder-count="no-limit" fo:text-indent="-0.882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4cbfe1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7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orphans="2" fo:widows="2" fo:hyphenation-ladder-count="no-limit" fo:text-indent="-0.882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501fd9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8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orphans="2" fo:widows="2" fo:hyphenation-ladder-count="no-limit" fo:text-indent="-0.882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508d15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9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orphans="2" fo:widows="2" fo:hyphenation-ladder-count="no-limit" fo:text-indent="-0.882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517309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T1" style:family="text">
      <style:text-properties fo:color="#722cfd" style:font-name="Arial Bold1" fo:font-size="11pt" style:font-size-asian="11pt"/>
    </style:style>
    <style:style style:name="T2" style:family="text">
      <style:text-properties fo:color="#722cfd" style:font-name="Arial Bold1" fo:font-size="11pt" fo:language="en" fo:country="US" style:font-size-asian="11pt"/>
    </style:style>
    <style:style style:name="T3" style:family="text">
      <style:text-properties fo:color="#722cfd" style:font-name="Arial Bold1" fo:font-size="11pt" fo:language="en" fo:country="US" style:text-underline-style="none" fo:font-weight="normal" style:letter-kerning="true" style:font-name-asian="ヒラギノ角ゴ Pro W3" style:font-size-asian="11pt" style:font-weight-asian="normal" style:font-name-complex="Tipo de letra del sistema Fina" style:font-weight-complex="normal"/>
    </style:style>
    <style:style style:name="T4" style:family="text">
      <style:text-properties fo:color="#722cfd" style:font-name="Arial Bold1" fo:language="en" fo:country="US" style:font-name-asian="ヒラギノ角ゴ Pro W3" style:font-name-complex="Arial"/>
    </style:style>
    <style:style style:name="T5" style:family="text">
      <style:text-properties fo:color="#000000" style:font-name="Arial Bold1" fo:font-size="11pt" fo:language="en" fo:country="US" style:font-name-asian="ヒラギノ角ゴ Pro W3" style:font-size-asian="11pt" style:font-name-complex="Arial"/>
    </style:style>
    <style:style style:name="T6" style:family="text">
      <style:text-properties officeooo:rsid="0015a3bd"/>
    </style:style>
    <style:style style:name="T7" style:family="text">
      <style:text-properties officeooo:rsid="00166c24"/>
    </style:style>
    <style:style style:name="T8" style:family="text">
      <style:text-properties officeooo:rsid="001a89ae"/>
    </style:style>
    <style:style style:name="T9" style:family="text">
      <style:text-properties officeooo:rsid="001b1d20"/>
    </style:style>
    <style:style style:name="T10" style:family="text">
      <style:text-properties officeooo:rsid="001fc2fc"/>
    </style:style>
    <style:style style:name="T11" style:family="text">
      <style:text-properties officeooo:rsid="002198e2"/>
    </style:style>
    <style:style style:name="T12" style:family="text">
      <style:text-properties officeooo:rsid="0021c46f"/>
    </style:style>
    <style:style style:name="T13" style:family="text">
      <style:text-properties officeooo:rsid="0022cc65"/>
    </style:style>
    <style:style style:name="T14" style:family="text">
      <style:text-properties officeooo:rsid="002694fb"/>
    </style:style>
    <style:style style:name="T15" style:family="text">
      <style:text-properties officeooo:rsid="00278dfb"/>
    </style:style>
    <style:style style:name="T16" style:family="text">
      <style:text-properties officeooo:rsid="0027c588"/>
    </style:style>
    <style:style style:name="T17" style:family="text">
      <style:text-properties officeooo:rsid="0027ecbe"/>
    </style:style>
    <style:style style:name="T18" style:family="text">
      <style:text-properties officeooo:rsid="0029bb63"/>
    </style:style>
    <style:style style:name="T19" style:family="text">
      <style:text-properties officeooo:rsid="0029d445"/>
    </style:style>
    <style:style style:name="T20" style:family="text">
      <style:text-properties officeooo:rsid="002ba7f4"/>
    </style:style>
    <style:style style:name="T21" style:family="text">
      <style:text-properties officeooo:rsid="002c26fd"/>
    </style:style>
    <style:style style:name="T22" style:family="text">
      <style:text-properties officeooo:rsid="002c744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e1fb9"/>
    </style:style>
    <style:style style:name="T25" style:family="text">
      <style:text-properties officeooo:rsid="002efe1c"/>
    </style:style>
    <style:style style:name="T26" style:family="text">
      <style:text-properties officeooo:rsid="002f4616"/>
    </style:style>
    <style:style style:name="T27" style:family="text">
      <style:text-properties officeooo:rsid="002f888e"/>
    </style:style>
    <style:style style:name="T28" style:family="text">
      <style:text-properties officeooo:rsid="00302952"/>
    </style:style>
    <style:style style:name="T29" style:family="text">
      <style:text-properties officeooo:rsid="003159dc"/>
    </style:style>
    <style:style style:name="T30" style:family="text">
      <style:text-properties fo:color="#2300dc" style:font-name="Arial Bold1" officeooo:rsid="003159dc"/>
    </style:style>
    <style:style style:name="T31" style:family="text">
      <style:text-properties fo:color="#2300dc" officeooo:rsid="0042dd42"/>
    </style:style>
    <style:style style:name="T32" style:family="text">
      <style:text-properties officeooo:rsid="0032daca"/>
    </style:style>
    <style:style style:name="T33" style:family="text">
      <style:text-properties fo:font-size="11pt" fo:language="en" fo:country="US" style:font-name-asian="ヒラギノ角ゴ Pro W3" style:font-size-asian="11pt" style:font-name-complex="Arial Bold"/>
    </style:style>
    <style:style style:name="T34" style:family="text">
      <style:text-properties fo:font-size="11pt" fo:language="en" fo:country="US" style:font-name-asian="ヒラギノ角ゴ Pro W3" style:font-size-asian="11pt" style:font-name-complex="Arial"/>
    </style:style>
    <style:style style:name="T35" style:family="text">
      <style:text-properties style:font-name="Arial Bold1"/>
    </style:style>
    <style:style style:name="T36" style:family="text">
      <style:text-properties style:font-name="Arial Bold1" fo:font-size="11pt" fo:language="en" fo:country="US" style:font-name-asian="ヒラギノ角ゴ Pro W3" style:font-size-asian="11pt" style:font-name-complex="Arial Bold"/>
    </style:style>
    <style:style style:name="T37" style:family="text">
      <style:text-properties style:font-name="Arial Bold1" fo:font-size="11pt" fo:language="en" fo:country="US" style:font-name-asian="ヒラギノ角ゴ Pro W3" style:font-size-asian="11pt" style:font-name-complex="Arial"/>
    </style:style>
    <style:style style:name="T38" style:family="text">
      <style:text-properties style:font-name="Arial Bold1" fo:font-size="11pt" fo:language="en" fo:country="US" officeooo:rsid="0034c770" style:font-name-asian="ヒラギノ角ゴ Pro W3" style:font-size-asian="11pt" style:font-name-complex="Arial"/>
    </style:style>
    <style:style style:name="T39" style:family="text">
      <style:text-properties style:font-name="Arial Bold1" fo:font-size="11pt" fo:language="en" fo:country="US" officeooo:rsid="0037a738" style:font-name-asian="ヒラギノ角ゴ Pro W3" style:font-size-asian="11pt" style:font-name-complex="Arial"/>
    </style:style>
    <style:style style:name="T40" style:family="text">
      <style:text-properties style:font-name="Arial Bold1" fo:font-size="11pt" fo:language="en" fo:country="US" fo:font-weight="bold" style:font-name-asian="ヒラギノ角ゴ Pro W3" style:font-size-asian="11pt" style:font-weight-asian="bold" style:font-name-complex="Arial" style:font-weight-complex="bold"/>
    </style:style>
    <style:style style:name="T41" style:family="text">
      <style:text-properties style:font-name="Arial Bold1" fo:font-size="11pt" fo:language="en" fo:country="US" fo:font-weight="bold" officeooo:rsid="002c7445" style:font-name-asian="ヒラギノ角ゴ Pro W3" style:font-size-asian="11pt" style:font-weight-asian="bold" style:font-name-complex="Arial" style:font-weight-complex="bold"/>
    </style:style>
    <style:style style:name="T42" style:family="text">
      <style:text-properties style:font-name="Arial Bold1" fo:font-size="11pt" fo:language="en" fo:country="US" fo:font-weight="normal" officeooo:rsid="0034c770" style:font-name-asian="ヒラギノ角ゴ Pro W3" style:font-size-asian="11pt" style:font-weight-asian="normal" style:font-name-complex="Arial" style:font-weight-complex="normal"/>
    </style:style>
    <style:style style:name="T43" style:family="text">
      <style:text-properties style:font-name="Arial Bold1" fo:font-size="11pt" style:font-size-asian="11pt"/>
    </style:style>
    <style:style style:name="T44" style:family="text">
      <style:text-properties style:font-name="Arial Bold1" fo:font-weight="bold" style:font-weight-asian="bold" style:font-weight-complex="bold"/>
    </style:style>
    <style:style style:name="T45" style:family="text">
      <style:text-properties style:font-name="Arial Bold1" fo:font-weight="bold" officeooo:rsid="00302952" style:font-weight-asian="bold" style:font-weight-complex="bold"/>
    </style:style>
    <style:style style:name="T46" style:family="text">
      <style:text-properties style:font-name="Arial Bold1" style:text-underline-style="solid" style:text-underline-width="auto" style:text-underline-color="font-color"/>
    </style:style>
    <style:style style:name="T47" style:family="text">
      <style:text-properties style:font-name="Arial Bold1" style:text-underline-style="solid" style:text-underline-width="auto" style:text-underline-color="font-color" officeooo:rsid="002cad82"/>
    </style:style>
    <style:style style:name="T48" style:family="text">
      <style:text-properties style:font-name="Arial Bold1" style:text-underline-style="solid" style:text-underline-width="auto" style:text-underline-color="font-color" style:letter-kerning="true" style:font-name-asian="ヒラギノ角ゴ Pro W3" style:font-name-complex="Arial"/>
    </style:style>
    <style:style style:name="T49" style:family="text">
      <style:text-properties style:font-name="Arial Bold1" style:letter-kerning="true" style:font-name-asian="ヒラギノ角ゴ Pro W3" style:font-name-complex="Arial"/>
    </style:style>
    <style:style style:name="T50" style:family="text">
      <style:text-properties officeooo:rsid="0034c770"/>
    </style:style>
    <style:style style:name="T51" style:family="text">
      <style:text-properties officeooo:rsid="00365135"/>
    </style:style>
    <style:style style:name="T52" style:family="text">
      <style:text-properties officeooo:rsid="0036aff2"/>
    </style:style>
    <style:style style:name="T53" style:family="text">
      <style:text-properties officeooo:rsid="0037a738"/>
    </style:style>
    <style:style style:name="T54" style:family="text">
      <style:text-properties officeooo:rsid="00399e3a"/>
    </style:style>
    <style:style style:name="T55" style:family="text">
      <style:text-properties style:font-name-complex="Arial Bold"/>
    </style:style>
    <style:style style:name="T56" style:family="text">
      <style:text-properties officeooo:rsid="002c7445" style:font-name-complex="Arial Bold"/>
    </style:style>
    <style:style style:name="T57" style:family="text">
      <style:text-properties officeooo:rsid="00399e3a" style:font-name-complex="Arial Bold"/>
    </style:style>
    <style:style style:name="T58" style:family="text">
      <style:text-properties officeooo:rsid="003b60c6"/>
    </style:style>
    <style:style style:name="T59" style:family="text">
      <style:text-properties officeooo:rsid="003bd255"/>
    </style:style>
    <style:style style:name="T60" style:family="text">
      <style:text-properties officeooo:rsid="003cb06f"/>
    </style:style>
    <style:style style:name="T61" style:family="text">
      <style:text-properties officeooo:rsid="003eaefb"/>
    </style:style>
    <style:style style:name="T62" style:family="text">
      <style:text-properties officeooo:rsid="00404b32"/>
    </style:style>
    <style:style style:name="T63" style:family="text">
      <style:text-properties officeooo:rsid="0040faf5"/>
    </style:style>
    <style:style style:name="T64" style:family="text">
      <style:text-properties officeooo:rsid="0042dd42"/>
    </style:style>
    <style:style style:name="T65" style:family="text">
      <style:text-properties officeooo:rsid="0046344a"/>
    </style:style>
    <style:style style:name="T66" style:family="text">
      <style:text-properties officeooo:rsid="0046c3a8"/>
    </style:style>
    <style:style style:name="T67" style:family="text">
      <style:text-properties fo:color="#c5000b" officeooo:rsid="0042dd42"/>
    </style:style>
    <style:style style:name="T68" style:family="text">
      <style:text-properties fo:color="#c5000b" style:font-name="Arial Bold1"/>
    </style:style>
    <style:style style:name="T69" style:family="text">
      <style:text-properties fo:color="#c5000b" style:font-name="Arial Bold1" fo:font-size="11pt" style:font-size-asian="11pt"/>
    </style:style>
    <style:style style:name="T70" style:family="text">
      <style:text-properties fo:color="#c5000b" style:font-name="Arial Bold1" style:text-underline-style="solid" style:text-underline-width="auto" style:text-underline-color="font-color"/>
    </style:style>
    <style:style style:name="T71" style:family="text">
      <style:text-properties fo:color="#c5000b" style:font-name="Arial Bold1" style:text-underline-style="solid" style:text-underline-width="auto" style:text-underline-color="font-color" officeooo:rsid="002cad82"/>
    </style:style>
    <style:style style:name="T72" style:family="text">
      <style:text-properties fo:color="#c5000b" style:font-name="Arial Bold1" style:text-underline-style="solid" style:text-underline-width="auto" style:text-underline-color="font-color" style:letter-kerning="true" style:font-name-asian="ヒラギノ角ゴ Pro W3" style:font-name-complex="Arial"/>
    </style:style>
    <style:style style:name="T73" style:family="text">
      <style:text-properties fo:color="#c5000b" style:font-name="Arial Bold1" style:letter-kerning="true" style:font-name-asian="ヒラギノ角ゴ Pro W3" style:font-name-complex="Arial"/>
    </style:style>
    <style:style style:name="T74" style:family="text">
      <style:text-properties fo:color="#c5000b" style:font-name="Arial Bold1" fo:language="en" fo:country="US" style:text-underline-style="solid" style:text-underline-width="auto" style:text-underline-color="font-color" style:font-name-asian="ヒラギノ角ゴ Pro W3" style:font-name-complex="Arial"/>
    </style:style>
    <style:style style:name="T75" style:family="text">
      <style:text-properties fo:color="#c5000b" officeooo:rsid="002c7445" style:font-name-complex="Arial Bold"/>
    </style:style>
    <style:style style:name="T76" style:family="text">
      <style:text-properties fo:color="#c5000b" officeooo:rsid="002cad82" style:font-name-complex="Arial Bold"/>
    </style:style>
    <style:style style:name="T77" style:family="text">
      <style:text-properties officeooo:rsid="004912f2"/>
    </style:style>
    <style:style style:name="T78" style:family="text">
      <style:text-properties officeooo:rsid="004bb187"/>
    </style:style>
    <style:style style:name="T79" style:family="text">
      <style:text-properties officeooo:rsid="004cbfe1"/>
    </style:style>
    <style:style style:name="T80" style:family="text">
      <style:text-properties officeooo:rsid="004cc953"/>
    </style:style>
    <style:style style:name="T81" style:family="text">
      <style:text-properties officeooo:rsid="004ebcf0"/>
    </style:style>
    <style:style style:name="T82" style:family="text">
      <style:text-properties officeooo:rsid="004f2977"/>
    </style:style>
    <style:style style:name="T83" style:family="text">
      <style:text-properties officeooo:rsid="00501fd9"/>
    </style:style>
    <style:style style:name="T84" style:family="text">
      <style:text-properties officeooo:rsid="00517309"/>
    </style:style>
    <style:style style:name="T85" style:family="text">
      <style:text-properties officeooo:rsid="0052e0a4"/>
    </style:style>
    <style:style style:name="T86" style:family="text">
      <style:text-properties fo:color="#800000" officeooo:rsid="004bb187"/>
    </style:style>
    <style:style style:name="T87" style:family="text">
      <style:text-properties fo:color="#ff0000" officeooo:rsid="004bb187"/>
    </style:style>
    <style:style style:name="T88" style:family="text">
      <style:text-properties fo:color="#ff3333" officeooo:rsid="0042dd42"/>
    </style:style>
    <style:style style:name="T89" style:family="text">
      <style:text-properties fo:color="#ff3333" officeooo:rsid="004bb187"/>
    </style:style>
    <style:style style:name="T90" style:family="text">
      <style:text-properties fo:color="#b80047" officeooo:rsid="0042dd42"/>
    </style:style>
    <style:style style:name="T91" style:family="text">
      <style:text-properties fo:color="#b80047" officeooo:rsid="004bb187"/>
    </style:style>
    <style:style style:name="T92" style:family="text">
      <style:text-properties fo:color="#b80047" style:font-name="Arial Bold1"/>
    </style:style>
    <style:style style:name="T93" style:family="text">
      <style:text-properties fo:color="#b80047" style:font-name="Arial Bold1" style:text-underline-style="solid" style:text-underline-width="auto" style:text-underline-color="font-color"/>
    </style:style>
    <style:style style:name="T94" style:family="text">
      <style:text-properties fo:color="#b80047" style:font-name="Arial Bold1" style:text-underline-style="solid" style:text-underline-width="auto" style:text-underline-color="font-color" officeooo:rsid="002cad82"/>
    </style:style>
    <style:style style:name="T95" style:family="text">
      <style:text-properties fo:color="#b80047" style:font-name="Arial Bold1" style:text-underline-style="solid" style:text-underline-width="auto" style:text-underline-color="font-color" style:letter-kerning="true" style:font-name-asian="ヒラギノ角ゴ Pro W3" style:font-name-complex="Arial"/>
    </style:style>
    <style:style style:name="T96" style:family="text">
      <style:text-properties fo:color="#b80047" style:font-name="Arial Bold1" fo:font-size="11pt" style:font-size-asian="11pt"/>
    </style:style>
    <style:style style:name="T97" style:family="text">
      <style:text-properties fo:color="#b80047" style:font-name="Arial Bold1" style:letter-kerning="true" style:font-name-asian="ヒラギノ角ゴ Pro W3" style:font-name-complex="Arial"/>
    </style:style>
    <style:style style:name="T98" style:family="text">
      <style:text-properties fo:color="#b80047" style:font-name="Arial Bold1" fo:language="en" fo:country="US" style:text-underline-style="solid" style:text-underline-width="auto" style:text-underline-color="font-color" style:font-name-asian="ヒラギノ角ゴ Pro W3" style:font-name-complex="Arial"/>
    </style:style>
    <style:style style:name="T99" style:family="text">
      <style:text-properties fo:color="#b80047" officeooo:rsid="0042dd42" fo:background-color="#ffff00"/>
    </style:style>
    <style:style style:name="T100" style:family="text">
      <style:text-properties fo:color="#b80047" officeooo:rsid="002c7445" style:font-name-complex="Arial Bold"/>
    </style:style>
    <style:style style:name="T101" style:family="text">
      <style:text-properties style:use-window-font-color="true" officeooo:rsid="0042dd42"/>
    </style:style>
    <style:style style:name="T102" style:family="text">
      <style:text-properties style:use-window-font-color="true" officeooo:rsid="004bb187"/>
    </style:style>
    <style:style style:name="T103" style:family="text">
      <style:text-properties fo:color="#4b1f6f" officeooo:rsid="0042dd42"/>
    </style:style>
    <style:style style:name="T104" style:family="text">
      <style:text-properties fo:color="#4b1f6f" officeooo:rsid="004bb187"/>
    </style:style>
    <style:style style:name="T105" style:family="text">
      <style:text-properties fo:color="#2323dc" officeooo:rsid="004bb187"/>
    </style:style>
    <style:style style:name="T106" style:family="text">
      <style:text-properties fo:color="#47b8b8" officeooo:rsid="0042dd42"/>
    </style:style>
    <style:style style:name="T107" style:family="text">
      <style:text-properties fo:color="#e6e64c" officeooo:rsid="0042dd42"/>
    </style:style>
    <style:style style:name="T108" style:family="text">
      <style:text-properties fo:color="#99284c" officeooo:rsid="0042dd42"/>
    </style:style>
    <style:style style:name="T109" style:family="text">
      <style:text-properties fo:color="#99284c" officeooo:rsid="0042dd42" fo:background-color="#ffff00"/>
    </style:style>
    <style:style style:name="T110" style:family="text">
      <style:text-properties fo:color="#99284c" officeooo:rsid="0042dd42" fo:background-color="transparent"/>
    </style:style>
    <style:style style:name="T111" style:family="text">
      <style:text-properties fo:color="#99284c" officeooo:rsid="002c7445" style:font-name-complex="Arial Bold"/>
    </style:style>
    <style:style style:name="T112" style:family="text">
      <style:text-properties fo:color="#99284c" officeooo:rsid="002cad82" style:font-name-complex="Arial 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Graeme Thornber</text:p>
      <text:p text:style-name="P13"><text:span text:style-name="T33">Mobile:</text:span><text:span text:style-name="T34"> <text:s/>+6421 0292 4529</text:span></text:p>
      <text:p text:style-name="P2"><text:span text:style-name="T36">E-mail Address: </text:span><text:a xlink:type="simple" xlink:href="mailto:gdthornber@gmail.com"><text:span text:style-name="Hyperlink"><text:span text:style-name="T1">gdthornber@gmail.com</text:span></text:span></text:a></text:p>
      <text:p text:style-name="P2"><text:span text:style-name="T36">Website: </text:span><text:a xlink:type="simple" xlink:href="http://www.graemethornber.com/"><text:span text:style-name="Hyperlink"><text:span text:style-name="T1">www.graemethornber.com</text:span></text:span></text:a></text:p>
      <text:p text:style-name="P6"/>
      <text:p text:style-name="P33"/>
      <text:p text:style-name="P33"/>
      <text:p text:style-name="P33"/>
      <text:p text:style-name="P34">Profile</text:p>
      <text:p text:style-name="P35"><text:span text:style-name="T8">I</text:span><text:span text:style-name="T19">'m</text:span> a <text:span text:style-name="T6">Ki</text:span><text:span text:style-name="T7">wi Web Developer with </text:span><text:span text:style-name="T78">strong</text:span><text:span text:style-name="T11"> skills in all aspects of </text:span><text:span text:style-name="T12">building and maintaining modern web applications. </text:span><text:span text:style-name="T19">With</text:span><text:span text:style-name="T7"> </text:span><text:span text:style-name="T11">over a decade of</text:span><text:span text:style-name="T19"> </text:span><text:span text:style-name="T11">experience </text:span><text:span text:style-name="T19">in the web industry, I've </text:span><text:span text:style-name="T20">worked with several digital agencies </text:span><text:span text:style-name="T83">and global clients</text:span><text:span text:style-name="T20"> in Auckland, Wellington and Bonn, Germany.</text:span></text:p>
      <text:p text:style-name="P36"><text:span text:style-name="T20">I specialize</text:span><text:span text:style-name="T14"> in building </text:span><text:span text:style-name="T9">r</text:span><text:span text:style-name="T13">ich, </text:span><text:span text:style-name="T14">cross-platform </text:span><text:span text:style-name="T65">and cross-browser</text:span><text:span text:style-name="T13"> user experiences</text:span><text:span text:style-name="T9"> </text:span><text:span text:style-name="T16">with</text:span><text:span text:style-name="T14"> </text:span><text:span text:style-name="T83">many</text:span><text:span text:style-name="T65"> </text:span><text:span text:style-name="T14">front-end technologies</text:span><text:span text:style-name="T20"> </text:span><text:span text:style-name="T83">like</text:span><text:span text:style-name="T14"> HTML5, CSS3 and Javascript </text:span><text:span text:style-name="T20">and</text:span><text:span text:style-name="T14"> </text:span><text:span text:style-name="T20">jQuery</text:span><text:span text:style-name="T14">. </text:span><text:span text:style-name="T20">These skills are complimented with</text:span><text:span text:style-name="T14"> a solid background in pHp &amp; mySQL</text:span><text:span text:style-name="T17">,</text:span><text:span text:style-name="T14"> </text:span><text:span text:style-name="T20">engineer-level</text:span><text:span text:style-name="T14"> knowledge of open-source CMS platforms </text:span><text:span text:style-name="T20">Wordpress and Drupal</text:span><text:span text:style-name="T14">, </text:span><text:span text:style-name="T20">and an expanding knowledge of Swift, AngularJS, </text:span><text:span text:style-name="T77">React, </text:span><text:span text:style-name="T85">Backbone, Ember</text:span><text:span text:style-name="T20"> and </text:span><text:span text:style-name="T21">many other </text:span><text:span text:style-name="T77">libraries and frameworks</text:span><text:span text:style-name="T14">.</text:span></text:p>
      <text:p text:style-name="P38"><text:span text:style-name="T27">Super-fast at prototyping and c</text:span>apable of incredible concentration <text:span text:style-name="T19">in programmin</text:span><text:span text:style-name="T21">g</text:span>, I love problem-solvin<text:span text:style-name="T19">g,</text:span> delv<text:span text:style-name="T19">ing into impossible tasks, and </text:span><text:span text:style-name="T65">providing</text:span><text:span text:style-name="T19"> </text:span><text:span text:style-name="T64">excellent </text:span><text:span text:style-name="T20">solutions</text:span><text:span text:style-name="T19"> </text:span>to <text:span text:style-name="T19">the myriad of obstacles</text:span><text:span text:style-name="T27"> regularly presented in the web industry.</text:span></text:p>
      <text:p text:style-name="P37"><text:span text:style-name="T14">I stand out amongst other developers due to my </text:span><text:span text:style-name="T15">social nature </text:span><text:span text:style-name="T20">and ease</text:span><text:span text:style-name="T15"> of </text:span><text:span text:style-name="T20">dealing professionally </text:span><text:span text:style-name="T21">and personally</text:span><text:span text:style-name="T20"> with people </text:span><text:span text:style-name="T28">of</text:span><text:span text:style-name="T20"> </text:span><text:span text:style-name="T27">varying</text:span><text:span text:style-name="T15"> cultures and customs. I </text:span><text:span text:style-name="T20">also have a </text:span><text:span text:style-name="T21">very</text:span><text:span text:style-name="T19"> keen </text:span><text:span text:style-name="T21">eye for UX </text:span><text:span text:style-name="T63">and strong skills in </text:span><text:span text:style-name="T21">editing and copywriting</text:span><text:span text:style-name="T15">.</text:span></text:p>
      <text:p text:style-name="P37"><text:span text:style-name="T14">My favourite things to do outside of work are</text:span><text:span text:style-name="T10"> play</text:span><text:span text:style-name="T14">ing</text:span><text:span text:style-name="T10"> guitar, </text:span><text:span text:style-name="T14">cooking</text:span><text:span text:style-name="T10">, fishing, </text:span><text:span text:style-name="T14">swimming</text:span><text:span text:style-name="T10">, </text:span><text:span text:style-name="T18">hiking,</text:span><text:span text:style-name="T10"> gardening </text:span><text:span text:style-name="T27">and</text:span><text:span text:style-name="T10"> </text:span><text:span text:style-name="T14">the</text:span><text:span text:style-name="T10"> occasional gaming</text:span><text:span text:style-name="T8">. </text:span><text:span text:style-name="T27">I also speak German and love travelling.</text:span></text:p>
      <text:p text:style-name="P32"/>
      <text:p text:style-name="P32"/>
      <text:p text:style-name="P32"/>
      <text:p text:style-name="P34">Education</text:p>
      <text:p text:style-name="P15">2005 – 2006 <text:s/><text:tab/><text:tab/><text:tab/>Natcoll <text:span text:style-name="T82">(</text:span>Auckland, New Zealand<text:span text:style-name="T82">)</text:span></text:p>
      <text:p text:style-name="P19"><text:tab/><text:tab/><text:tab/><text:tab/>Diploma in Web Development</text:p>
      <text:p text:style-name="P11"/>
      <text:p text:style-name="P15">1992 – 1996 <text:tab/><text:tab/><text:tab/>Howick College <text:span text:style-name="T82">(</text:span>Auckland, New Zealand<text:span text:style-name="T82">)</text:span></text:p>
      <text:p text:style-name="P20"><text:tab/><text:tab/><text:tab/><text:tab/>English, Computer Studies, Drama, Music, Japanes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4">Employment History</text:p>
      <text:p text:style-name="P7"/>
      <text:p text:style-name="P16"><text:span text:style-name="T22">2016 </text:span><text:span text:style-name="T26">- present</text:span></text:p>
      <text:p text:style-name="P4"><text:span text:style-name="T44">Lead Developer </text:span><text:span text:style-name="T45">- </text:span><text:span text:style-name="T35">Spitfire: The Digital Agency (Auckland, NZ) </text:span><text:a xlink:type="simple" xlink:href="http://www.spitfire.co.nz/"><text:span text:style-name="T30">www.spitfire.co.nz</text:span></text:a></text:p>
      <text:p text:style-name="P18"><text:span text:style-name="T64">Managing </text:span><text:span text:style-name="T65">contract</text:span><text:span text:style-name="T64"> developers and working across many different projects and platforms:</text:span></text:p>
      <text:p text:style-name="P17"><text:span text:style-name="T24">Concrete5, </text:span><text:span text:style-name="T26">pHp, </text:span><text:span text:style-name="T25">HTML5, CSS3, </text:span><text:span text:style-name="T26">Javascript</text:span><text:span text:style-name="T25">, SASS, Git, </text:span><text:span text:style-name="T64">Grunt</text:span><text:span text:style-name="T25">, Capistrano, </text:span><text:span text:style-name="T28">AWS.</text:span></text:p>
      <text:p text:style-name="P49"><text:span text:style-name="T64">Recent sites:</text:span><text:span text:style-name="T78"> </text:span><text:a xlink:type="simple" xlink:href="http://www.roche.co.nz/"><text:span text:style-name="T90">roche.co.</text:span></text:a><text:a xlink:type="simple" xlink:href="http://www.roche.co.nz/"><text:span text:style-name="T108">nz</text:span></text:a><text:span text:style-name="T90">, </text:span><text:a xlink:type="simple" xlink:href="http://www.cancerinfo.co.nz/"><text:span text:style-name="T108">cancerinfo</text:span></text:a><text:a xlink:type="simple" xlink:href="http://www.cancerinfo.co.nz/"><text:span text:style-name="T90">.</text:span></text:a><text:a xlink:type="simple" xlink:href="http://www.cancerinfo.co.nz/"><text:span text:style-name="T110">co</text:span></text:a><text:a xlink:type="simple" xlink:href="http://www.cancerinfo.co.nz/"><text:span text:style-name="T90">.nz</text:span></text:a><text:span text:style-name="T90">,</text:span><text:span text:style-name="T103"> </text:span><text:a xlink:type="simple" xlink:href="http://www.roche-plus.co.nz/"><text:span text:style-name="T91">roche</text:span></text:a><text:a xlink:type="simple" xlink:href="http://www.roche-plus.co.nz/"><text:span text:style-name="T104">-</text:span></text:a><text:a xlink:type="simple" xlink:href="http://www.roche-plus.co.nz/"><text:span text:style-name="T91">plus</text:span></text:a><text:a xlink:type="simple" xlink:href="http://www.roche-plus.co.nz/"><text:span text:style-name="T104">.</text:span></text:a><text:a xlink:type="simple" xlink:href="http://www.roche-plus.co.nz/"><text:span text:style-name="T91">co.nz</text:span></text:a><text:span text:style-name="T104">,</text:span><text:span text:style-name="T103"> </text:span><text:a xlink:type="simple" xlink:href="http://www.chelsea.co.nz/"><text:span text:style-name="T90">chelsea.co.nz</text:span></text:a></text:p>
      <text:p text:style-name="P50"/>
      <text:p text:style-name="P15"/>
      <text:p text:style-name="P15">2014 – <text:span text:style-name="T22">2015</text:span></text:p>
      <text:p text:style-name="P3"><text:span text:style-name="T41">Senior</text:span><text:span text:style-name="T40"> </text:span><text:span text:style-name="T41">Freelance </text:span><text:span text:style-name="T40">Developer</text:span><text:span text:style-name="T36"> (Auckland, NZ) </text:span><text:a xlink:type="simple" xlink:href="http://www.graemethornber.com/"><text:span text:style-name="Hyperlink"><text:span text:style-name="T2">www.graemethornber.com</text:span></text:span></text:a></text:p>
      <text:p text:style-name="P26"><text:span text:style-name="T29">Working with a variety of different</text:span><text:span text:style-name="T22"> technology stacks </text:span><text:span text:style-name="T29">for</text:span> <text:span text:style-name="T65">mostly </text:span>digital agencies including:</text:p>
      <text:p text:style-name="P2"><text:a xlink:type="simple" xlink:href="http://www.colensobbdo.co.nz/"><text:span text:style-name="Hyperlink"><text:span text:style-name="T96">Colenso BBDO</text:span></text:span></text:a><text:span text:style-name="T92">, </text:span><text:a xlink:type="simple" xlink:href="http://www.rapp.co.nz/"><text:span text:style-name="T93">RAPP </text:span></text:a><text:a xlink:type="simple" xlink:href="http://www.rapp.co.nz/"><text:span text:style-name="T94">(DDB</text:span></text:a><text:a xlink:type="simple" xlink:href="http://www.rapp.co.nz/"><text:span text:style-name="T93">)</text:span></text:a><text:span text:style-name="T92">, </text:span><text:a xlink:type="simple" xlink:href="http://icg.co.nz/"><text:span text:style-name="T95">Image Center Group</text:span></text:a><text:span text:style-name="T97">, </text:span><text:a xlink:type="simple" xlink:href="http://idesignmedia.co.nz/"><text:span text:style-name="T95">iDesignMedia</text:span></text:a><text:span text:style-name="T97">, </text:span><text:a xlink:type="simple" xlink:href="http://www.insightcreative.co.nz/"><text:span text:style-name="T95">Insight Creative</text:span></text:a><text:span text:style-name="T97">,</text:span></text:p>
      <text:p text:style-name="P2"><text:a xlink:type="simple" xlink:href="https://www.jwt.com/new+zealand"><text:span text:style-name="T93">J. Walter Thompson</text:span></text:a><text:span text:style-name="T92">, </text:span><text:a xlink:type="simple" xlink:href="http://www.satellitemedia.co.nz/"><text:span text:style-name="T93">Satellite Media</text:span></text:a><text:span text:style-name="T92">, </text:span><text:a xlink:type="simple" xlink:href="http://www.touchcast.co.nz/"><text:span text:style-name="T93">Touchcast</text:span></text:a><text:span text:style-name="T92">.</text:span></text:p>
      <text:p text:style-name="P8"/>
      <text:p text:style-name="P8"/>
      <text:p text:style-name="P15">2011 – 2013</text:p>
      <text:p text:style-name="P28"><text:span text:style-name="T40">Senior PHP Developer</text:span><text:span text:style-name="T37"> </text:span><text:span text:style-name="T38">- </text:span><text:span text:style-name="T36">Scopevisio AG (Bonn, Germany) - </text:span><text:a xlink:type="simple" xlink:href="http://www.scopevisio.com/"><text:span text:style-name="Hyperlink"><text:span text:style-name="T1">www.scopevisio.com</text:span></text:span></text:a></text:p>
      <text:p text:style-name="P22"><text:span text:style-name="T52">At Scopevisio I built and maintained the company's website in </text:span>Drupal <text:span text:style-name="T52">using Web Services with</text:span> <text:span text:style-name="T52">REST, SOAP, JSON and XML while also gaining an advanced knowledge of SEO.</text:span></text:p>
      <text:p text:style-name="P7"/>
      <text:p text:style-name="P7"/>
      <text:p text:style-name="P15">2010 – 2011</text:p>
      <text:p text:style-name="P28"><text:span text:style-name="T40">Lead Developer / Project Manager </text:span><text:span text:style-name="T42">- </text:span><text:span text:style-name="T36">+The Church+ (Wellington, NZ) - </text:span><text:a xlink:type="simple" xlink:href="http://www.thechurch.co.nz/"><text:span text:style-name="Hyperlink"><text:span text:style-name="T1">www.thechurch.co.nz</text:span></text:span></text:a></text:p>
      <text:p text:style-name="P21"><text:span text:style-name="T50">Building custom Wordpress themes and plugins for local and international clients, </text:span><text:span text:style-name="T53">I took s</text:span><text:span text:style-name="T51">ole ownership of </text:span><text:span text:style-name="T53">many </text:span><text:span text:style-name="T50">projects </text:span><text:span text:style-name="T51">- </text:span><text:span text:style-name="T50">from </text:span><text:span text:style-name="T51">initial scoping and architecture to building, deploying and maintaining bespoke content-management driven web applications.</text:span></text:p>
      <text:p text:style-name="P9"/>
      <text:p text:style-name="P9"/>
      <text:p text:style-name="P15">2008 – 2010</text:p>
      <text:p text:style-name="P29"><text:span text:style-name="T40">Front End Developer</text:span><text:span text:style-name="T37"> - </text:span><text:span text:style-name="T36">Solutionists (Auckland, NZ) - </text:span><text:a xlink:type="simple" xlink:href="http://www.solutionists.co.nz/"><text:span text:style-name="Hyperlink"><text:span text:style-name="T1">www.solutionists.co.nz</text:span></text:span></text:a></text:p>
      <text:p text:style-name="P27">During my time at Solutionists I worked on over 100 projects: from building table-based HTML4 email templates to brochure campaigns and full corporate E-Commerce solutions.</text:p>
      <text:p text:style-name="P9"/>
      <text:p text:style-name="P9"/>
      <text:p text:style-name="P15">2007 – 2008</text:p>
      <text:p text:style-name="P5"><text:span text:style-name="T44">Freelance Developer</text:span><text:span text:style-name="T35"> (Auckland, NZ) - </text:span><text:a xlink:type="simple" xlink:href="http://www.graemethornber.com/"><text:span text:style-name="Hyperlink"><text:span text:style-name="T1">www.graemethornber.com</text:span></text:span></text:a></text:p>
      <text:p text:style-name="P30"><text:span text:style-name="T39">After completing my Diploma in 2006 I made the transition from hospitality to the web industry contracting for clients in Auckland including</text:span><text:span text:style-name="T37"> </text:span><text:a xlink:type="simple" xlink:href="http://zestmedia.co.nz/"><text:span text:style-name="T98">Zest Media</text:span></text:a><text:span text:style-name="T4"> </text:span><text:span text:style-name="T37">and </text:span><text:a xlink:type="simple" xlink:href="http://www.brownpaperbag.co.nz/"><text:span text:style-name="T98">Brown Paper Bag</text:span></text:a><text:span text:style-name="T5">.</text:span></text:p>
      <text:p text:style-name="P10"/>
      <text:p text:style-name="P10"/>
      <text:p text:style-name="P15">1997 – 2006</text:p>
      <text:p text:style-name="P23"><text:span text:style-name="T23">Waiter, Bartender, Restaurant Supervisor, Event Manager </text:span><text:span text:style-name="T57">(A</text:span><text:span text:style-name="T55">uckland </text:span><text:span text:style-name="T57">&amp; London)</text:span></text:p>
      <text:p text:style-name="P23"><text:span text:style-name="T55">Various bars &amp; restaurants in Auckland </text:span><text:span text:style-name="T56">including </text:span><text:a xlink:type="simple" xlink:href="http://www.horseandtrap.co.nz/"><text:span text:style-name="T100">Horse &amp; Trap</text:span></text:a><text:span text:style-name="T56">, Kermadec, </text:span><text:a xlink:type="simple" xlink:href="http://www.kingsarms.co.nz/"><text:span text:style-name="T111">Kings Arms</text:span></text:a><text:span text:style-name="T56">, Portofino. Also in </text:span><text:span text:style-name="T55">London: </text:span><text:a xlink:type="simple" xlink:href="http://www.nicholsonspubs.co.uk/restaurants/london/thefeatherswestminsterlondon"><text:span text:style-name="T100">The Feathers (Westminster)</text:span></text:a><text:span text:style-name="T56"> and </text:span><text:a xlink:type="simple" xlink:href="https://www.thejollygardenerssw15.co.uk/"><text:span text:style-name="T111">The Jolly Gardener</text:span></text:a><text:a xlink:type="simple" xlink:href="https://www.thejollygardenerssw15.co.uk/">s</text:a><text:span text:style-name="T112"> </text:span><text:a xlink:type="simple" xlink:href="https://www.thejollygardenerssw15.co.uk/"><text:span text:style-name="T100">(Putney)</text:span></text:a><text:span text:style-name="T111">.</text:span></text:p>
      <text:p text:style-name="P8"/>
      <text:p text:style-name="P8"/>
      <text:p text:style-name="P25"><text:soft-page-break/>Technical Skills</text:p>
      <text:p text:style-name="P42"/>
      <text:list xml:id="list7753743687240397905" text:style-name="WW8Num1">
        <text:list-item>
          <text:p text:style-name="P51">HTML5 <text:span text:style-name="T79">&amp;</text:span> <text:span text:style-name="T79">Templating Engines</text:span><text:span text:style-name="T32">:</text:span> Bootstrap 3, Foundation, Twig, JADE, Mustache</text:p>
        </text:list-item>
        <text:list-item>
          <text:p text:style-name="P51">CSS3: Responsive <text:span text:style-name="T32">&amp; cross browser with </text:span>SASS, <text:span text:style-name="T32">LESS,</text:span> Stylus, Compass, <text:span text:style-name="T80">Pure.css</text:span></text:p>
        </text:list-item>
        <text:list-item>
          <text:p text:style-name="P52"><text:span text:style-name="T61">Native J</text:span>avascript <text:span text:style-name="T61">with </text:span>jQuery, <text:span text:style-name="T61">AJAX, </text:span>JSON, <text:span text:style-name="T32">Angular, React, </text:span><text:span text:style-name="T83">Backbone, Ember</text:span></text:p>
        </text:list-item>
        <text:list-item>
          <text:p text:style-name="P54"><text:span text:style-name="T83">PHP</text:span> : <text:span text:style-name="T61">LAMP, </text:span>OOP, <text:span text:style-name="T62">Web Services, APIs,</text:span> SOAP, REST, cURL, <text:span text:style-name="T79">FPDF</text:span></text:p>
        </text:list-item>
        <text:list-item>
          <text:p text:style-name="P57"><text:span text:style-name="T78">Database</text:span><text:span text:style-name="T79">s</text:span><text:span text:style-name="T78">: MySQL, </text:span><text:span text:style-name="T79">XML,</text:span><text:span text:style-name="T78"> </text:span><text:span text:style-name="T54">noSQL, </text:span><text:span text:style-name="T61">Firebase,</text:span><text:span text:style-name="T54"> </text:span><text:span text:style-name="T61">MongoDB,</text:span><text:span text:style-name="T54"> </text:span><text:span text:style-name="T61">Mongoose, </text:span><text:span text:style-name="T79">CSV</text:span></text:p>
        </text:list-item>
        <text:list-item>
          <text:p text:style-name="P53">CMS <text:span text:style-name="T59">development</text:span> in Wordpress, Drupal, <text:span text:style-name="T58">Concrete5,</text:span> <text:span text:style-name="T62">Silverstripe, Joomla, </text:span>Bolt</text:p>
        </text:list-item>
        <text:list-item>
          <text:p text:style-name="P55">MVC Frameworks: Symfony, Laravel, Zend, CodeIgniter, CakepHp</text:p>
        </text:list-item>
        <text:list-item>
          <text:p text:style-name="P58"><text:span text:style-name="T60">Adobe Creative Suite: Photoshop, Fireworks, Illustrator, Dreamweaver, Flas</text:span><text:span text:style-name="T78">h</text:span></text:p>
        </text:list-item>
        <text:list-item>
          <text:p text:style-name="P59"><text:span text:style-name="T63">Source control and team tools</text:span><text:span text:style-name="T78">: Git, Slack, JIRA, Bitbucket, Beanstalk, Basecamp</text:span></text:p>
        </text:list-item>
        <text:list-item>
          <text:p text:style-name="P59"><text:span text:style-name="T64">EDM: </text:span><text:span text:style-name="T84">E-mail templates with</text:span><text:span text:style-name="T64"> </text:span><text:span text:style-name="T78">Campaign Monito</text:span><text:span text:style-name="T84">r</text:span><text:span text:style-name="T66">,</text:span> MailChimp, <text:span text:style-name="T64">Litmus, </text:span>Mandrill</text:p>
        </text:list-item>
        <text:list-item>
          <text:p text:style-name="P59">E-Commerce setup and management with Magento, Shopify, WooCommerce</text:p>
        </text:list-item>
        <text:list-item>
          <text:p text:style-name="P56"><text:span text:style-name="T61">Server administration:</text:span><text:span text:style-name="T60"> </text:span>Apache, MAMP, <text:span text:style-name="T61">XAMPP, </text:span><text:span text:style-name="T60">SSH, </text:span><text:span text:style-name="T61">Linux, </text:span>Plesk, cPane<text:span text:style-name="T78">l</text:span></text:p>
        </text:list-item>
        <text:list-item>
          <text:p text:style-name="P56"><text:span text:style-name="T78">Node.js,</text:span><text:span text:style-name="T54"> </text:span><text:span text:style-name="T78">Express</text:span><text:span text:style-name="T60">, NPM, Composer, </text:span><text:span text:style-name="T81">Capistrano, </text:span><text:span text:style-name="T78">Grunt, Gulp, </text:span><text:span text:style-name="T60">Bundle, </text:span><text:span text:style-name="T78">Bower, Homebre</text:span><text:span text:style-name="T79">w</text:span></text:p>
        </text:list-item>
        <text:list-item>
          <text:p text:style-name="P59"><text:span text:style-name="T62">API</text:span><text:span text:style-name="T79">s</text:span><text:span text:style-name="T62">, </text:span>CDNs, Cloud Services, AW<text:span text:style-name="T62">S</text:span>, <text:span text:style-name="T79">Rackspace, Social integration, FB, YouTube et</text:span><text:span text:style-name="T84">c</text:span></text:p>
        </text:list-item>
        <text:list-item>
          <text:p text:style-name="P59"><text:span text:style-name="T62">SEO &amp; Marketing:</text:span><text:span text:style-name="T78"> </text:span>Google <text:span text:style-name="T78">Search Console / </text:span><text:span text:style-name="T84">Webmaster Tools / </text:span>Analytics /<text:span text:style-name="T78"> </text:span><text:span text:style-name="T84">Adwords</text:span></text:p>
        </text:list-item>
        <text:list-item>
          <text:p text:style-name="P59">IDEs: <text:span text:style-name="T62">Atom</text:span><text:span text:style-name="T79">, </text:span><text:span text:style-name="T62">Eclipse, NetBeans, Sublime Text, Notepad++, Visual Studio, </text:span><text:span text:style-name="T78">Instapage</text:span></text:p>
        </text:list-item>
        <text:list-item>
          <text:p text:style-name="P52">Basic knowledge of <text:span text:style-name="T66">Java, Ruby</text:span>, C, <text:span text:style-name="T66">C#,</text:span> ASP.NET and Flash Actionscript</text:p>
        </text:list-item>
        <text:list-item>
          <text:p text:style-name="P56"><text:span text:style-name="T79">Currently learning </text:span><text:span text:style-name="T66">App </text:span><text:span text:style-name="T79">D</text:span><text:span text:style-name="T66">evelopment with Xcode, Swif</text:span><text:span text:style-name="T79">t</text:span><text:span text:style-name="T66">, Phonegap </text:span><text:span text:style-name="T79">and</text:span><text:span text:style-name="T66"> Cordova</text:span></text:p>
        </text:list-item>
      </text:list>
      <text:p text:style-name="P40"/>
      <text:p text:style-name="P40"/>
      <text:p text:style-name="P41">Other skills:</text:p>
      <text:p text:style-name="P39"/>
      <text:list xml:id="list7140083860194557257" text:style-name="WW8Num2">
        <text:list-item>
          <text:p text:style-name="P44">Mastery of English with excellent formal and creative writing skills</text:p>
        </text:list-item>
        <text:list-item>
          <text:p text:style-name="P46">Typing speed of over 80 words per minute</text:p>
        </text:list-item>
        <text:list-item>
          <text:p text:style-name="P45">Over 20 years experience playing guitar and other instruments</text:p>
        </text:list-item>
        <text:list-item>
          <text:p text:style-name="P47">Can speak German and read / write Japanese</text:p>
        </text:list-item>
        <text:list-item>
          <text:p text:style-name="P48">Wit, personality and an appropriate sense of humour</text:p>
        </text:list-item>
      </text:list>
      <text:p text:style-name="P9"/>
      <text:p text:style-name="P31"/>
      <text:p text:style-name="P12"/>
      <text:p text:style-name="P14">Examples of my work can be found on my website at:</text:p>
      <text:p text:style-name="P2"><text:a xlink:type="simple" xlink:href="http://www.graemethornber.com/"><text:span text:style-name="Hyperlink"><text:span text:style-name="T3">www.graemethornber.com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 Bold1" svg:font-family="'Arial Bold'"/>
    <style:font-face style:name="Lucida Grande" svg:font-family="'Lucida Grande'" style:font-family-generic="roman"/>
    <style:font-face style:name="System Font Regular" svg:font-family="'System Font Regular'" style:font-family-generic="roman"/>
    <style:font-face style:name="Times" svg:font-family="Times" style:font-family-generic="roman"/>
    <style:font-face style:name="Tipo de letra del sistema Fina" svg:font-family="'Tipo de letra del sistema Fina'" style:font-family-generic="roman"/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NZ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System Font Regular" fo:font-size="11pt" fo:letter-spacing="normal" fo:language="fr" fo:country="FR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System Font Regular" style:font-size-complex="12pt" style:language-complex="ar" style:country-complex="SA" text:display="tru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ee_20_Form" style:display-name="Free Form" style:family="paragraph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/>
    </style:style>
    <style:style style:name="WW8Num2z0" style:family="text">
      <style:text-properties fo:color="#000000" style:text-position="0% 100%" style:font-name="Lucida Grande" fo:font-size="11pt" fo:language="en" fo:country="US" style:font-name-asian="ヒラギノ角ゴ Pro W3" style:font-size-asian="11pt" style:font-name-complex="Symbol"/>
    </style:style>
    <style:style style:name="Default_20_Paragraph_20_Font" style:display-name="Default Paragraph Font" style:family="text"/>
    <style:style style:name="Hyperlink" style:family="text">
      <style:text-properties fo:color="#0000fe" fo:font-size="10pt" style:text-underline-style="solid" style:text-underline-width="auto" style:text-underline-color="font-color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882cm" fo:text-indent="0.388cm" fo:margin-left="0.882cm"/>
        </style:list-level-properties>
        <style:text-properties style:font-name="Times New Roman"/>
      </text:list-level-style-bullet>
      <text:list-level-style-bullet text:level="2" text:style-name="WW8Num1z0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Times New Roman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  <style:text-properties style:font-name="Times New Roman"/>
      </text:list-level-style-bullet>
      <text:list-level-style-bullet text:level="4" text:style-name="WW8Num1z0" style:num-suffix="." text:bullet-char="←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  <style:text-properties style:font-name="Times New Roman"/>
      </text:list-level-style-bullet>
      <text:list-level-style-bullet text:level="5" text:style-name="WW8Num1z0" style:num-suffix="." text:bullet-char="←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  <style:text-properties style:font-name="Times New Roman"/>
      </text:list-level-style-bullet>
      <text:list-level-style-bullet text:level="6" text:style-name="WW8Num1z0" style:num-suffix="." text:bullet-char="←">
        <style:list-level-properties text:list-level-position-and-space-mode="label-alignment">
          <style:list-level-label-alignment text:label-followed-by="listtab" text:list-tab-stop-position="6.35cm" fo:margin-left="6.35cm"/>
        </style:list-level-properties>
        <style:text-properties style:font-name="Times New Roman"/>
      </text:list-level-style-bullet>
      <text:list-level-style-bullet text:level="7" text:style-name="WW8Num1z0" style:num-suffix="." text:bullet-char="←">
        <style:list-level-properties text:list-level-position-and-space-mode="label-alignment">
          <style:list-level-label-alignment text:label-followed-by="listtab" text:list-tab-stop-position="7.62cm" fo:margin-left="7.62cm"/>
        </style:list-level-properties>
        <style:text-properties style:font-name="Times New Roman"/>
      </text:list-level-style-bullet>
      <text:list-level-style-bullet text:level="8" text:style-name="WW8Num1z0" style:num-suffix="." text:bullet-char="←">
        <style:list-level-properties text:list-level-position-and-space-mode="label-alignment">
          <style:list-level-label-alignment text:label-followed-by="listtab" text:list-tab-stop-position="8.89cm" fo:margin-left="8.89cm"/>
        </style:list-level-properties>
        <style:text-properties style:font-name="Times New Roman"/>
      </text:list-level-style-bullet>
      <text:list-level-style-bullet text:level="9" text:style-name="WW8Num1z0" style:num-suffix="." text:bullet-char="←">
        <style:list-level-properties text:list-level-position-and-space-mode="label-alignment">
          <style:list-level-label-alignment text:label-followed-by="listtab" text:list-tab-stop-position="10.16cm" fo:margin-left="10.1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16cm" fo:text-indent="0.635cm" fo:margin-left="0.616cm"/>
        </style:list-level-properties>
        <style:text-properties style:font-name="Lucida Grande"/>
      </text:list-level-style-bullet>
      <text:list-level-style-bullet text:level="2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1.27cm" fo:margin-left="0.635cm"/>
        </style:list-level-properties>
        <style:text-properties style:font-name="Lucida Grande"/>
      </text:list-level-style-bullet>
      <text:list-level-style-bullet text:level="3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  <style:text-properties style:font-name="Lucida Grande"/>
      </text:list-level-style-bullet>
      <text:list-level-style-bullet text:level="4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2.54cm" fo:margin-left="0.635cm"/>
        </style:list-level-properties>
        <style:text-properties style:font-name="Lucida Grande"/>
      </text:list-level-style-bullet>
      <text:list-level-style-bullet text:level="5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  <style:text-properties style:font-name="Lucida Grande"/>
      </text:list-level-style-bullet>
      <text:list-level-style-bullet text:level="6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3.81cm" fo:margin-left="0.635cm"/>
        </style:list-level-properties>
        <style:text-properties style:font-name="Lucida Grande"/>
      </text:list-level-style-bullet>
      <text:list-level-style-bullet text:level="7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  <style:text-properties style:font-name="Lucida Grande"/>
      </text:list-level-style-bullet>
      <text:list-level-style-bullet text:level="8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5.08cm" fo:margin-left="0.635cm"/>
        </style:list-level-properties>
        <style:text-properties style:font-name="Lucida Grande"/>
      </text:list-level-style-bullet>
      <text:list-level-style-bullet text:level="9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  <style:text-properties style:font-name="Lucida Grand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ee_20_Form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NZ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page-layout style:name="Mpm1">
      <style:page-layout-properties fo:page-width="21.001cm" fo:page-height="29.7cm" style:num-format="1" style:print-orientation="landscape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MP1"/>
      </style:header-left>
      <style:footer>
        <text:p text:style-name="MP1"/>
      </style:footer>
      <style:footer-left style:display="false"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ine</meta:initial-creator>
    <meta:generator>LibreOffice/4.0.2.2$MacOSX_x86 LibreOffice_project/4c82dcdd6efcd48b1d8bba66bfe1989deee49c3</meta:generator>
    <dc:date>2016-08-22T00:03:01</dc:date>
    <meta:editing-duration>PT8H31M23S</meta:editing-duration>
    <meta:editing-cycles>43</meta:editing-cycles>
    <meta:document-statistic meta:table-count="0" meta:image-count="0" meta:object-count="0" meta:page-count="3" meta:paragraph-count="68" meta:word-count="770" meta:character-count="5317" meta:non-whitespace-character-count="4614"/>
  </office:meta>
</office:document-meta>
</file>